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80000004F5CC0812712B24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1780" officeooo:paragraph-rsid="00031780"/>
    </style:style>
    <style:style style:name="P2" style:family="paragraph" style:parent-style-name="Standard">
      <style:paragraph-properties fo:text-align="center" style:justify-single-word="false"/>
      <style:text-properties officeooo:rsid="00079c41" officeooo:paragraph-rsid="00079c41"/>
    </style:style>
    <style:style style:name="P3" style:family="paragraph" style:parent-style-name="Standard">
      <style:paragraph-properties fo:text-align="center" style:justify-single-word="false"/>
      <style:text-properties style:font-name="Courier New" officeooo:rsid="00031780" officeooo:paragraph-rsid="00031780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4pt" fo:font-weight="bold" officeooo:rsid="0003e1c5" officeooo:paragraph-rsid="0003e1c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officeooo:rsid="00031a02" officeooo:paragraph-rsid="00031a02"/>
    </style:style>
    <style:style style:name="P6" style:family="paragraph" style:parent-style-name="Standard">
      <style:paragraph-properties fo:text-align="center" style:justify-single-word="false"/>
      <style:text-properties style:font-name="Courier New" officeooo:rsid="0003e1c5" officeooo:paragraph-rsid="0003e1c5"/>
    </style:style>
    <style:style style:name="P7" style:family="paragraph" style:parent-style-name="Standard">
      <style:paragraph-properties fo:text-align="center" style:justify-single-word="false"/>
      <style:text-properties style:font-name="Courier New" officeooo:rsid="000d3130" officeooo:paragraph-rsid="000d3130"/>
    </style:style>
    <style:style style:name="P8" style:family="paragraph" style:parent-style-name="Standard">
      <style:paragraph-properties fo:text-align="center" style:justify-single-word="false"/>
      <style:text-properties style:font-name="Courier New" officeooo:rsid="000504a5" officeooo:paragraph-rsid="000504a5"/>
    </style:style>
    <style:style style:name="P9" style:family="paragraph" style:parent-style-name="Standard">
      <style:paragraph-properties fo:text-align="center" style:justify-single-word="false"/>
      <style:text-properties style:font-name="Courier New" officeooo:rsid="000504a5" officeooo:paragraph-rsid="00099a61"/>
    </style:style>
    <style:style style:name="P10" style:family="paragraph" style:parent-style-name="Standard">
      <style:paragraph-properties fo:text-align="center" style:justify-single-word="false"/>
      <style:text-properties style:font-name="Courier New" officeooo:rsid="00079c41" officeooo:paragraph-rsid="00079c41"/>
    </style:style>
    <style:style style:name="P11" style:family="paragraph" style:parent-style-name="Standard">
      <style:paragraph-properties fo:text-align="center" style:justify-single-word="false"/>
      <style:text-properties style:font-name="Courier New" officeooo:rsid="00099a61" officeooo:paragraph-rsid="00099a61"/>
    </style:style>
    <style:style style:name="T1" style:family="text">
      <style:text-properties officeooo:rsid="00031a02"/>
    </style:style>
    <style:style style:name="T2" style:family="text">
      <style:text-properties officeooo:rsid="000504a5"/>
    </style:style>
    <style:style style:name="T3" style:family="text">
      <style:text-properties officeooo:rsid="00079c41"/>
    </style:style>
    <style:style style:name="T4" style:family="text">
      <style:text-properties officeooo:rsid="000c59b8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0e84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0.7346in" draw:z-index="0"><draw:image xlink:href="Pictures/10000201000003080000004F5CC0812712B24ED2.png" xlink:type="simple" xlink:show="embed" xlink:actuate="onLoad" loext:mime-type="image/png"/></draw:frame><text:a xlink:type="simple" xlink:href="http://www.AlamoDeals.com/" text:style-name="Internet_20_link" text:visited-style-name="Visited_20_Internet_20_Link"><text:span text:style-name="T5"/></text:a></text:p>
      <text:p text:style-name="P1"><text:a xlink:type="simple" xlink:href="http://www.AlamoDeals.com/" text:style-name="Internet_20_link" text:visited-style-name="Visited_20_Internet_20_Link"><text:span text:style-name="T5"/></text:a></text:p>
      <text:p text:style-name="P1"><text:a xlink:type="simple" xlink:href="http://www.AlamoDaily.com/" text:style-name="Internet_20_link" text:visited-style-name="Visited_20_Internet_20_Link"><text:span text:style-name="T5">www.AlamoD</text:span></text:a><text:a xlink:type="simple" xlink:href="http://www.AlamoDaily.com/" text:style-name="Internet_20_link" text:visited-style-name="Visited_20_Internet_20_Link"><text:span text:style-name="T6">aily</text:span></text:a><text:a xlink:type="simple" xlink:href="http://www.AlamoDaily.com/" text:style-name="Internet_20_link" text:visited-style-name="Visited_20_Internet_20_Link"><text:span text:style-name="T5">.com</text:span></text:a></text:p>
      <text:p text:style-name="P3"/>
      <text:p text:style-name="P3"/>
      <text:p text:style-name="P4">Master Team</text:p>
      <text:p text:style-name="P3"/>
      <text:p text:style-name="P5">sales lady / receptionist – Keep contact with clients – </text:p>
      <text:p text:style-name="P5"/>
      <text:p text:style-name="P5">social media manager - set twitter, facebook, and instagram posts – <text:span text:style-name="T3">contact daily winners</text:span></text:p>
      <text:p text:style-name="P5"/>
      <text:p text:style-name="P5">Photographer – pictures of special offers</text:p>
      <text:p text:style-name="P5"/>
      <text:p text:style-name="P5"><text:s/>Web maintenance – make ads and web-pages – trainable</text:p>
      <text:p text:style-name="P5"/>
      <text:p text:style-name="P5">copywriter – write ads and emails</text:p>
      <text:p text:style-name="P5"/>
      <text:p text:style-name="P6"><text:span text:style-name="T4">Daily </text:span>Door-hanger teams – need to be checked on</text:p>
      <text:p text:style-name="P6"/>
      <text:p text:style-name="P6">Right Hand Man – Young man or lady to keep me on track. <text:s/>Mentor-ship</text:p>
      <text:p text:style-name="P6">Possibly become Bill Burt’s underdog</text:p>
      <text:p text:style-name="P6"/>
      <text:p text:style-name="P6">GetResponse.com - $100 mo – unlimited email lists – 1,000 subscribers</text:p>
      <text:p text:style-name="P6"/>
      <text:p text:style-name="P7">RaffleCopter.com – Grow Plan $43 mo. - Unlimited Raffles</text:p>
      <text:p text:style-name="P6"/>
      <text:p text:style-name="P6">Pretty Voice for Radio Commercials – 30 per month???</text:p>
      <text:p text:style-name="P6"/>
      <text:p text:style-name="P8">Virtual assistant – post and change forwarding address at midnight every night.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>3 Hats and 5 embroidered button up shirts</text:p>
      <text:p text:style-name="P3"/>
      <text:p text:style-name="P3"/>
      <text:p text:style-name="P3">bumper stickers “AlamoDeals.com – Alamogordo’s One Stop Shop for All of the BEST Offers.</text:p>
      <text:p text:style-name="P3"/>
      <text:p text:style-name="P3"><text:soft-page-break/></text:p>
      <text:p text:style-name="P3">Post cards / About Service – One side about AlamoDeals.com / Other side about special offer</text:p>
      <text:p text:style-name="P3"/>
      <text:p text:style-name="P3"/>
      <text:p text:style-name="P3">Each Business gets 100 custom cards – More available</text:p>
      <text:p text:style-name="P3"/>
      <text:p text:style-name="P3"/>
      <text:p text:style-name="P3"/>
      <text:p text:style-name="P3"/>
      <text:p text:style-name="P3"/>
      <text:p text:style-name="P3"/>
      <text:p text:style-name="P3">Advertising Methods</text:p>
      <text:p text:style-name="P3"/>
      <text:p text:style-name="P3"/>
      <text:p text:style-name="P3">Bench Signs – 9</text:p>
      <text:p text:style-name="P3"/>
      <text:p text:style-name="P3">Billboard on <text:span text:style-name="T1">B</text:span>ack of truck</text:p>
      <text:p text:style-name="P3"/>
      <text:p text:style-name="P5">Sign at Margo’s</text:p>
      <text:p text:style-name="P5"/>
      <text:p text:style-name="P5">Pay Dwayne</text:p>
      <text:p text:style-name="P5"/>
      <text:p text:style-name="P5">Postcards at gas stations</text:p>
      <text:p text:style-name="P5"/>
      <text:p text:style-name="P5">Daily Radio Spot – All Burt broadcasting – KZZX – new rock station</text:p>
      <text:p text:style-name="P5"/>
      <text:p text:style-name="P5">Pay door-hangers – <text:span text:style-name="T2">join (co-fund) with business of the day</text:span></text:p>
      <text:p text:style-name="P5"/>
      <text:p text:style-name="P9">Monthly Mailer - <text:span text:style-name="T3">Movie Theater Previews - </text:span>Large Billboards / 3 Rotating</text:p>
      <text:p text:style-name="P8"/>
      <text:p text:style-name="P8">Welcome to Alamogordo Packet from the chamber</text:p>
      <text:p text:style-name="P8"/>
      <text:p text:style-name="P8">Join Business Club at the Chamber</text:p>
      <text:p text:style-name="P8"/>
      <text:p text:style-name="P8">Facebook Fan Page – Twitter – Instagram </text:p>
      <text:p text:style-name="P8"/>
      <text:p text:style-name="P10">Daily e-mail – motivational quote with wallpaper (viral pdf) – Deal of the day – small start-up daily</text:p>
      <text:p text:style-name="P10"/>
      <text:p text:style-name="P2"><text:span text:style-name="T5">Give each business their own custom link – </text:span><text:a xlink:type="simple" xlink:href="http://www.AlamoDeals.com/go/business-name/offer" text:style-name="Internet_20_link" text:visited-style-name="Visited_20_Internet_20_Link"><text:span text:style-name="T5">www.AlamoDeals.com/go/business-name/offer</text:span></text:a></text:p>
      <text:p text:style-name="P10"/>
      <text:p text:style-name="P11">Park Truck @ Wal-mart – Drive Around Walmart 10 minutes twice daily</text:p>
      <text:p text:style-name="P11"/>
      <text:p text:style-name="P11">Buy 3 Trailers for Billboards</text:p>
      <text:p text:style-name="P11"/>
      <text:p text:style-name="P11">google, bing, yahoo search ad-words anything alamogordo</text:p>
      <text:p text:style-name="P11"><text:soft-page-break/></text:p>
      <text:p text:style-name="P11">Pay HSC and Lanes to give flyers</text:p>
      <text:p text:style-name="P11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52:31.603000000</meta:creation-date>
    <dc:date>2020-05-19T01:48:21.689000000</dc:date>
    <meta:editing-duration>PT39M43S</meta:editing-duration>
    <meta:editing-cycles>5</meta:editing-cycles>
    <meta:generator>LibreOffice/6.2.1.2$Windows_X86_64 LibreOffice_project/7bcb35dc3024a62dea0caee87020152d1ee96e71</meta:generator>
    <meta:document-statistic meta:table-count="0" meta:image-count="1" meta:object-count="0" meta:page-count="3" meta:paragraph-count="36" meta:word-count="268" meta:character-count="1771" meta:non-whitespace-character-count="1506"/>
  </office:meta>
</office:document-meta>
</file>